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officeooo:rsid="00122e3a" officeooo:paragraph-rsid="00122e3a" style:language-asian="zh" style:country-asian="TW"/>
    </style:style>
    <style:style style:name="P2" style:family="paragraph" style:parent-style-name="Standard">
      <style:text-properties fo:language="en" fo:country="US" officeooo:rsid="00122e3a" officeooo:paragraph-rsid="0013d2d4" style:language-asian="zh" style:country-asian="TW"/>
    </style:style>
    <style:style style:name="P3" style:family="paragraph" style:parent-style-name="Standard">
      <style:text-properties fo:language="en" fo:country="US" officeooo:rsid="0014c0c3" officeooo:paragraph-rsid="0014c0c3" style:language-asian="zh" style:country-asian="TW"/>
    </style:style>
    <style:style style:name="P4" style:family="paragraph" style:parent-style-name="Standard">
      <style:text-properties fo:language="en" fo:country="US" officeooo:rsid="001857f5" officeooo:paragraph-rsid="001857f5" style:language-asian="zh" style:country-asian="TW"/>
    </style:style>
    <style:style style:name="P5" style:family="paragraph" style:parent-style-name="Standard">
      <style:text-properties fo:language="en" fo:country="US" fo:font-weight="bold" officeooo:rsid="00122e3a" officeooo:paragraph-rsid="00122e3a" style:language-asian="zh" style:country-asian="TW" style:font-weight-asian="bold" style:font-weight-complex="bold"/>
    </style:style>
    <style:style style:name="P6" style:family="paragraph" style:parent-style-name="Standard">
      <style:text-properties fo:language="en" fo:country="US" fo:font-weight="bold" officeooo:rsid="0014c0c3" officeooo:paragraph-rsid="0014c0c3" style:language-asian="zh" style:country-asian="TW" style:font-weight-asian="bold" style:font-weight-complex="bold"/>
    </style:style>
    <style:style style:name="P7" style:family="paragraph" style:parent-style-name="Standard">
      <style:text-properties fo:language="en" fo:country="US" fo:font-weight="bold" officeooo:rsid="001857f5" officeooo:paragraph-rsid="001857f5" style:language-asian="zh" style:country-asian="TW" style:font-weight-asian="bold" style:font-weight-complex="bold"/>
    </style:style>
    <style:style style:name="P8" style:family="paragraph" style:parent-style-name="Standard">
      <style:text-properties fo:language="en" fo:country="US" officeooo:rsid="0019368c" officeooo:paragraph-rsid="001950f0" style:language-asian="zh" style:country-asian="TW"/>
    </style:style>
    <style:style style:name="P9" style:family="paragraph" style:parent-style-name="Standard">
      <style:text-properties fo:language="en" fo:country="US" officeooo:rsid="001a729d" officeooo:paragraph-rsid="001a729d" style:language-asian="zh" style:country-asian="TW"/>
    </style:style>
    <style:style style:name="P10" style:family="paragraph" style:parent-style-name="Standard">
      <style:text-properties fo:language="en" fo:country="US" officeooo:rsid="001c3787" officeooo:paragraph-rsid="001c3787" style:language-asian="zh" style:country-asian="TW"/>
    </style:style>
    <style:style style:name="T1" style:family="text">
      <style:text-properties officeooo:rsid="0013d2d4"/>
    </style:style>
    <style:style style:name="T2" style:family="text">
      <style:text-properties officeooo:rsid="0016be00"/>
    </style:style>
    <style:style style:name="T3" style:family="text">
      <style:text-properties officeooo:rsid="0018c9f4"/>
    </style:style>
    <style:style style:name="T4" style:family="text">
      <style:text-properties style:text-position="sub 58%" officeooo:rsid="0018c9f4"/>
    </style:style>
    <style:style style:name="T5" style:family="text">
      <style:text-properties officeooo:rsid="001950f0"/>
    </style:style>
    <style:style style:name="T6" style:family="text">
      <style:text-properties officeooo:rsid="001c85e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ackground</text:p>
      <text:p text:style-name="P2">Heyman et al. (2017) replicated their semantic priming study at 2015 (Heyman et al., 2015). 2015 study found the absence of <text:span text:style-name="T1">backward associative priming effects in the high working memory load. 2017 study failed to replicate the original results of backward associative priming effects and the backward associative and symmetric associative neither. In 2017 study, Heyman et al. used the joint Bayesian analysis to evaluate the evidences. They concluded that the null effects in this paradigm have failed to falsify the automatic spreading activation.</text:span></text:p>
      <text:p text:style-name="P2"/>
      <text:p text:style-name="P6">Suggested <text:span text:style-name="T2">reanalysis plan</text:span></text:p>
      <text:p text:style-name="P3">Heyman et al. (2017) <text:span text:style-name="T2">focused on the overall semantic priming effects. Although the null-hypothesis significance testing indicated the significance of the replicated backward associative priming effect in long SOA (2000 ms), it can not tell how larger the replicated effect than the original effect. The equivalence testing (Lakens, 2017) could be applied to this situation.</text:span></text:p>
      <text:p text:style-name="P3"/>
      <text:p text:style-name="P7">Data sets prior to the reanalysis</text:p>
      <text:p text:style-name="P4">Original experiment (Dutch), replication 1 (English), and replication 2 (Dutch) have 24 conditions in the function of type of pairs (FA, BA, SYM), SOA( 200, 2000), Working memory load (High, Low), and the relatedness (Related, Unrelated). <text:span text:style-name="T3">In each condition there are 80, 68, and 156 participants’ average reaction times from the three experiments. The t statistic, degree of freedom, mean difference, 95% confidence interval, p value of t test, Cohen’s d</text:span><text:span text:style-name="T4">z</text:span><text:span text:style-name="T3">, and the confidence interval of effect size are calculated.</text:span></text:p>
      <text:p text:style-name="P4"/>
      <text:p text:style-name="P7">Equivalence testing</text:p>
      <text:p text:style-name="P8">1. <text:span text:style-name="T5">For the two replication experiments, each type of priming effect from every SOA and working memory load condition is evaluated by two one-sided test (TOST). </text:span></text:p>
      <text:p text:style-name="P8"><text:span text:style-name="T5">2. </text:span>Equ<text:span text:style-name="T5">ivalence margin of every TOST equals to the confidence interval of original effect size.</text:span></text:p>
      <text:p text:style-name="P9">3. Alpha level of every TOST is 0.05/12 = 0.004. </text:p>
      <text:p text:style-name="P4"/>
      <text:p text:style-name="P7">Additional exploratory analysis</text:p>
      <text:p text:style-name="P10">Aladins Bayes factors (Wiens, 2017) for every replicated priming effects are calculated in use of the original t statistics as theoretical t distribution. <text:span text:style-name="T6">The t statistics are the outcomes of two-sided t tests. </text:span><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7M33S</meta:editing-duration>
    <meta:editing-cycles>8</meta:editing-cycles>
    <meta:generator>LibreOffice/5.2.7.2$Windows_x86 LibreOffice_project/2b7f1e640c46ceb28adf43ee075a6e8b8439ed10</meta:generator>
    <dc:date>2017-08-29T11:23:27.190000000</dc:date>
    <dc:creator>Chen Sau-Chin</dc:creator>
    <meta:document-statistic meta:table-count="0" meta:image-count="0" meta:object-count="0" meta:page-count="1" meta:paragraph-count="12" meta:word-count="318" meta:character-count="2072" meta:non-whitespace-character-count="1762"/>
    <meta:user-defined meta:name="Info 1"/>
    <meta:user-defined meta:name="Info 2"/>
    <meta:user-defined meta:name="Info 3"/>
    <meta:user-defined meta:name="Info 4"/>
  </office:meta>
</office:document-meta>
</file>